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a462" officeooo:paragraph-rsid="000ba462"/>
    </style:style>
    <style:style style:name="P2" style:family="paragraph" style:parent-style-name="Standard">
      <style:text-properties officeooo:rsid="000d2617" officeooo:paragraph-rsid="000d2617"/>
    </style:style>
    <style:style style:name="P3" style:family="paragraph" style:parent-style-name="Standard">
      <style:text-properties fo:color="#000000" loext:opacity="100%" officeooo:rsid="000d2617" officeooo:paragraph-rsid="000d2617" fo:background-color="#e8f2a1"/>
    </style:style>
    <style:style style:name="P4" style:family="paragraph" style:parent-style-name="Standard">
      <style:text-properties fo:color="#000000" loext:opacity="100%" fo:font-weight="normal" officeooo:rsid="000d2617" officeooo:paragraph-rsid="000d2617" fo:background-color="#e8f2a1" style:font-weight-asian="normal" style:font-weight-complex="normal"/>
    </style:style>
    <style:style style:name="P5" style:family="paragraph" style:parent-style-name="Standard">
      <style:text-properties fo:color="#000000" loext:opacity="100%" fo:font-weight="normal" officeooo:rsid="000d9923" officeooo:paragraph-rsid="000d9923" fo:background-color="#e8f2a1" style:font-weight-asian="normal" style:font-weight-complex="normal"/>
    </style:style>
    <style:style style:name="P6" style:family="paragraph" style:parent-style-name="Standard">
      <style:text-properties fo:color="#000000" loext:opacity="100%" fo:font-weight="normal" officeooo:rsid="000f2ed6" officeooo:paragraph-rsid="000f2ed6" fo:background-color="#e8f2a1" style:font-weight-asian="normal" style:font-weight-complex="normal"/>
    </style:style>
    <style:style style:name="P7" style:family="paragraph" style:parent-style-name="Standard">
      <style:text-properties fo:color="#000000" loext:opacity="100%" fo:font-weight="normal" officeooo:rsid="000d2617" officeooo:paragraph-rsid="000d2617" fo:background-color="transparent" style:font-weight-asian="normal" style:font-weight-complex="normal"/>
    </style:style>
    <style:style style:name="P8" style:family="paragraph" style:parent-style-name="Standard">
      <style:text-properties fo:color="#000000" loext:opacity="100%" fo:font-weight="normal" officeooo:rsid="000d9923" officeooo:paragraph-rsid="000d9923" fo:background-color="transparent" style:font-weight-asian="normal" style:font-weight-complex="normal"/>
    </style:style>
    <style:style style:name="P9" style:family="paragraph" style:parent-style-name="Standard">
      <style:text-properties fo:color="#000000" loext:opacity="100%" fo:font-weight="normal" officeooo:rsid="000f2ed6" officeooo:paragraph-rsid="000f2ed6" fo:background-color="transparent" style:font-weight-asian="normal" style:font-weight-complex="normal"/>
    </style:style>
    <style:style style:name="P10" style:family="paragraph" style:parent-style-name="Standard">
      <style:text-properties officeooo:rsid="000d2617" officeooo:paragraph-rsid="000d2617" fo:background-color="#e8f2a1"/>
    </style:style>
    <style:style style:name="P11" style:family="paragraph" style:parent-style-name="Standard">
      <style:text-properties officeooo:rsid="000ba462" officeooo:paragraph-rsid="000ba462" fo:background-color="#e8f2a1"/>
    </style:style>
    <style:style style:name="P12" style:family="paragraph" style:parent-style-name="Standard">
      <style:text-properties officeooo:rsid="000f2ed6" officeooo:paragraph-rsid="000f2ed6"/>
    </style:style>
    <style:style style:name="T1" style:family="text">
      <style:text-properties officeooo:rsid="000d26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lack bleeding lore </text:p>
      <text:p text:style-name="P1"/>
      <text:p text:style-name="P1">La corporación karnak es una corporación dedicada a la investigación científica con humanos esta ubicada en medio de un desierto en el subterráneo aquí se hacen experimentos de todo tipo y solo los mejores científicos del mundo pueden trabajar ahí, al ser un lugar secreto este sitio no esta abierto para todo el publico, normalmente esta cerrado y las personas no tienen acceso a el nadie sale y nadie entra, los empleados del lugar normalmente viven ahí, tienen casas dentro del laboratorio ya que es un lugar gigantesco </text:p>
      <text:p text:style-name="P1"/>
      <text:p text:style-name="P3">Protagonista Rias karv:</text:p>
      <text:p text:style-name="P2">una chica de cabello azul la cual es “guardia de seguridad del laboratorio” o eso es lo que ella pensaba ya que en realidad ella es un experimento del profesor Ilev Athom el experimento fue llamado experimento de resurrección numero 85/192/D</text:p>
      <text:p text:style-name="P2"/>
      <text:p text:style-name="P2">Es una chica simpática la cual es capaz de arreglárselas en ambientes hostiles, tiene la capacidad de crear armas con todo lo que se encuentre en su camino </text:p>
      <text:p text:style-name="P2"/>
      <text:p text:style-name="P10">Experimento de resurrección numero 85/192/D:</text:p>
      <text:p text:style-name="P7">El experimento consiste en resucitar una persona con una muestra del ADN oscuro </text:p>
      <text:p text:style-name="P7"/>
      <text:p text:style-name="P4">Reporte 1:</text:p>
      <text:p text:style-name="P7">primera prueba fallida “Dan Joul”</text:p>
      <text:p text:style-name="P8"/>
      <text:p text:style-name="P8">Resultados: Cuerpo del sujeto degradado hasta la desintegración </text:p>
      <text:p text:style-name="P8"/>
      <text:p text:style-name="P7">no se encontraron signos de vida en el sujeto luego de insertar la muestra de ADN oscuro, el experimento se considera un total fracaso </text:p>
      <text:p text:style-name="P7"/>
      <text:p text:style-name="P4">Reporte 2:</text:p>
      <text:p text:style-name="P7">Segunda prueba fallida “Adam Carl” </text:p>
      <text:p text:style-name="P7"/>
      <text:p text:style-name="P8">Resultados: El sujeto absorbió el ADN de una planta al acercarse a ella luego de resucitar </text:p>
      <text:p text:style-name="P8"/>
      <text:p text:style-name="P8">El sujeto murió al rechazar el ADN de la planta </text:p>
      <text:p text:style-name="P8"/>
      <text:p text:style-name="P5">Reporte 3:</text:p>
      <text:p text:style-name="P8">Prueba exitosa “Rias Karv”</text:p>
      <text:p text:style-name="P8"/>
      <text:p text:style-name="P8">Resultados: la chica resucito y esta tolero el ADN de la planta, despertó con amnesia y se le hizo creer que era del cuerpo de seguridad del edificio estará bajo vigilancia ella no esta enterada de que es un experimento y tampoco tiene que saberlo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5">Computadora núm 555:</text:p>
      <text:p text:style-name="P8"/>
      <text:p text:style-name="P8">Explosión nuclear inminente</text:p>
      <text:p text:style-name="P8"/>
      <text:p text:style-name="P8">Fallo en el reactor numero 5</text:p>
      <text:p text:style-name="P8"/>
      <text:p text:style-name="P8">Personal a sus bunkeres </text:p>
      <text:p text:style-name="P5"/>
      <text:p text:style-name="P6">Explosion:</text:p>
      <text:p text:style-name="P8">Ocurrió una explosión en el laboratorio de de investigaciones karnak el lugar fue clausurado debido a la alta radiación que de ahí procedencia</text:p>
      <text:p text:style-name="P8"/>
      <text:p text:style-name="P6">Lista de sobrevivientes:</text:p>
      <text:p text:style-name="P9">-Rias karv </text:p>
      <text:p text:style-name="P9">-Rat man </text:p>
      <text:p text:style-name="P9">- ????</text:p>
      <text:p text:style-name="P9">- ????</text:p>
      <text:p text:style-name="P9">- ????</text:p>
      <text:p text:style-name="P9"/>
      <text:p text:style-name="P9">El profesor <text:s/><text:span text:style-name="T1">Ilev Athom </text:span>se sacrifica dejando a Rias (Su experimento) su bunker ya que rías no tenia uno y dormía en un cuarto en el laboratorio el bunker tenia el numero numero 85/92/D ocurre una explosión cerca y Rias queda inconsciente</text:p>
      <text:p text:style-name="P9"/>
      <text:p text:style-name="P9">Rias despierta un mes después de la explosión en la capsula de regeneración que estaba en el bunker al parecer es inmune a la radiación, Rias desconoce el numero de sobrevivientes y pretende salir de ahí pero no sera fácil ya que el cuarto 85/92/D se encontraba en el nivel inferior del edificio </text:p>
      <text:p text:style-name="P9"/>
      <text:p text:style-name="P6">Camara de regeneración:</text:p>
      <text:p text:style-name="P12">Un prototipo diseñado para que las personas con ADN oscuro que mueran y hayan estado a una distancia de 10 centímetros de la cámara tengan un enlace directo que permita la regeneración de su cuerpo y vestimenta dentro de la cámara (la cámara de regeneración no regenera objetos)</text:p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1T16:24:49.081000000</meta:creation-date>
    <dc:date>2021-02-11T18:27:14.126000000</dc:date>
    <meta:editing-duration>PT1M29S</meta:editing-duration>
    <meta:editing-cycles>1</meta:editing-cycles>
    <meta:document-statistic meta:table-count="0" meta:image-count="0" meta:object-count="0" meta:page-count="2" meta:paragraph-count="34" meta:word-count="503" meta:character-count="2944" meta:non-whitespace-character-count="2460"/>
    <meta:generator>LibreOffice/7.0.3.1$Windows_X86_64 LibreOffice_project/d7547858d014d4cf69878db179d326fc3483e082</meta:generator>
  </office:meta>
</office:document-meta>
</file>